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89f" officeooo:paragraph-rsid="0007089f"/>
    </style:style>
    <style:style style:name="P2" style:family="paragraph" style:parent-style-name="Standard">
      <style:text-properties officeooo:paragraph-rsid="0007089f"/>
    </style:style>
    <style:style style:name="T1" style:family="text">
      <style:text-properties officeooo:rsid="00070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tki:<text:line-break/><text:line-break/>Optymalizacja rysowania obrazków:</text:p>
      <text:p text:style-name="P2"><text:span text:style-name="T1">Wcześniej w aplikacji każda komórka automatu posiadała metodę getSprite() w której tworzona była zmienna zawierająca odpowiedni obrazek. Gdy wprowadziłem komórkę lasu która rysowana jest bardzo wiele razy na kanwie, optymalizacja bardzo się pogorszyła. Solucją tego problemu było stworzenie w funkcji draw() rysującej obiekty na kanwie stałych const z odpowiednimi obrazkami. Zamiast tysięcy zmiennych ładujących obrazek przy każdym wywoływaniu metody getSprite(), aplikacja posiada parę stałych które wywołują się setki razy mniej przy inicjacji funkcji draw(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2T13:14:57.232000000</meta:creation-date>
    <dc:date>2021-05-22T13:20:11.833000000</dc:date>
    <meta:editing-duration>PT5M16S</meta:editing-duration>
    <meta:editing-cycles>1</meta:editing-cycles>
    <meta:document-statistic meta:table-count="0" meta:image-count="0" meta:object-count="0" meta:page-count="1" meta:paragraph-count="2" meta:word-count="78" meta:character-count="605" meta:non-whitespace-character-count="528"/>
    <meta:generator>LibreOffice/6.4.3.2$Windows_X86_64 LibreOffice_project/747b5d0ebf89f41c860ec2a39efd7cb15b54f2d8</meta:generator>
  </office:meta>
</office:document-meta>
</file>